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729fcf" draw:fill-image-width="0cm" draw:fill-image-height="0cm"/>
    </style:style>
    <style:style style:name="gr1" style:family="graphic" style:parent-style-name="objectwithoutfill">
      <style:graphic-properties draw:stroke="none" draw:fill="none" fo:min-height="0.71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none" draw:fill="none" fo:min-height="0.712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51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ffff" fo:font-size="28pt" fo:font-weight="normal" style:font-size-asian="28pt" style:font-weight-asian="normal" style:font-size-complex="28pt" style:font-weight-complex="normal" style:text-scale="110%"/>
    </style:style>
    <style:style style:name="T1" style:family="text">
      <style:text-properties fo:color="#ffffff" fo:font-size="28pt" fo:font-weight="normal" style:font-size-asian="28pt" style:font-weight-asian="normal" style:font-size-complex="28pt" style:font-weight-complex="normal" style:text-scale="11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RAC-DR_5f_workflow">
        <draw:frame draw:style-name="gr1" draw:text-style-name="P1" draw:layer="layout" svg:width="3.69cm" svg:height="0.963cm" svg:x="14.074cm" svg:y="3.831cm">
          <draw:text-box>
            <text:p text:style-name="P1">a...cubemask</text:p>
          </draw:text-box>
        </draw:frame>
        <draw:custom-shape draw:style-name="gr2" draw:text-style-name="P1" xml:id="id8" draw:id="id8" draw:layer="layout" svg:width="8.255cm" svg:height="1.016cm" svg:x="5.826cm" svg:y="14.131cm">
          <text:p text:style-name="P1">Make observation moments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8.284cm" svg:height="1.016cm" svg:x="5.797cm" svg:y="15.898cm">
          <text:p text:style-name="P1">Make observation noise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8.255cm" svg:height="1.016cm" svg:x="5.794cm" svg:y="3.731cm">
          <text:p text:style-name="P1">Form cube from ts baseline 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8.255cm" svg:height="1.016cm" svg:x="5.826cm" svg:y="8.872cm">
          <text:p text:style-name="P1">Subtract baselines from unmasked 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55cm" svg:height="1.016cm" svg:x="5.826cm" svg:y="7.188cm">
          <text:p text:style-name="P1">Fit baseline to masked time 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8.255cm" svg:height="1.016cm" svg:x="5.826cm" svg:y="17.643cm">
          <text:p text:style-name="P1">Form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1.016cm" svg:x="5.826cm" svg:y="5.473cm">
          <text:p text:style-name="P1"><text:s/>Mask baseline regions in ts with 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1.016cm" svg:x="5.826cm" svg:y="1.989cm">
          <text:p text:style-name="P1">Create emission-masked time se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55cm" svg:height="1.016cm" svg:x="5.848cm" svg:y="12.373cm">
          <text:p text:style-name="P1">Make cube from bs subtracted 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159cm" svg:height="0.963cm" svg:x="14.081cm" svg:y="8.973cm">
          <draw:text-box>
            <text:p text:style-name="P1">a...bl</text:p>
          </draw:text-box>
        </draw:frame>
        <draw:frame draw:style-name="gr1" draw:text-style-name="P1" draw:layer="layout" svg:width="2.72cm" svg:height="0.963cm" svg:x="14.155cm" svg:y="7.342cm">
          <draw:text-box>
            <text:p text:style-name="P2"><text:s text:c="2"/>a...tsmsk</text:p>
          </draw:text-box>
        </draw:frame>
        <draw:frame draw:style-name="gr1" draw:text-style-name="P1" draw:layer="layout" svg:width="2.72cm" svg:height="0.963cm" svg:x="14.108cm" svg:y="5.644cm">
          <draw:text-box>
            <text:p text:style-name="P2"><text:s text:c="2"/>a...msk</text:p>
          </draw:text-box>
        </draw:frame>
        <draw:frame draw:style-name="gr3" draw:text-style-name="P1" draw:layer="layout" svg:width="3.355cm" svg:height="0.962cm" svg:x="14.155cm" svg:y="12.552cm">
          <draw:text-box>
            <text:p text:style-name="P1">a...reduced</text:p>
          </draw:text-box>
        </draw:frame>
        <draw:frame draw:style-name="gr1" draw:text-style-name="P2" draw:layer="layout" svg:width="2.72cm" svg:height="0.963cm" svg:x="14.255cm" svg:y="17.813cm">
          <draw:text-box>
            <text:p text:style-name="P2"><text:s text:c="2"/>g...cube</text:p>
          </draw:text-box>
        </draw:frame>
        <draw:frame draw:style-name="gr1" draw:text-style-name="P1" draw:layer="layout" svg:width="3.702cm" svg:height="0.963cm" svg:x="14.062cm" svg:y="14.265cm">
          <draw:text-box>
            <text:p text:style-name="P1">a...integ/iwc</text:p>
          </draw:text-box>
        </draw:frame>
        <draw:frame draw:style-name="gr1" draw:text-style-name="P1" draw:layer="layout" svg:width="2.872cm" svg:height="0.963cm" svg:x="14.13cm" svg:y="16.037cm">
          <draw:text-box>
            <text:p text:style-name="P1">a...noise</text:p>
          </draw:text-box>
        </draw:frame>
        <draw:connector draw:style-name="gr4" draw:layer="layout" draw:line-skew="4.198cm -0.234cm" svg:x1="12.937cm" svg:y1="35.042cm" svg:x2="9.953cm" svg:y2="1.989cm" draw:start-shape="id1" draw:start-glue-point="7" draw:end-shape="id2" draw:end-glue-point="0" svg:d="M12937 35042h5843v-33788h-8827v735" svg:viewBox="0 0 8828 33789">
          <text:p/>
        </draw:connector>
        <draw:connector draw:style-name="gr5" draw:layer="layout" svg:x1="9.953cm" svg:y1="6.489cm" svg:x2="9.953cm" svg:y2="7.188cm" draw:start-shape="id3" draw:start-glue-point="2" draw:end-shape="id4" draw:end-glue-point="0" svg:d="M9953 6489v699" svg:viewBox="0 0 1 700">
          <text:p/>
        </draw:connector>
        <draw:connector draw:style-name="gr5" draw:layer="layout" draw:type="lines" svg:x1="9.953cm" svg:y1="8.204cm" svg:x2="9.953cm" svg:y2="8.872cm" draw:start-shape="id4" draw:start-glue-point="2" draw:end-shape="id5" draw:end-glue-point="0" svg:d="M9953 8204v502-335 501" svg:viewBox="0 0 1 669">
          <text:p/>
        </draw:connector>
        <draw:connector draw:style-name="gr5" draw:layer="layout" svg:x1="9.953cm" svg:y1="9.888cm" svg:x2="9.975cm" svg:y2="12.373cm" draw:start-shape="id5" draw:start-glue-point="2" draw:end-shape="id6" draw:end-glue-point="0" svg:d="M9953 9888v1243h22v1242" svg:viewBox="0 0 23 2486">
          <text:p/>
        </draw:connector>
        <draw:connector draw:style-name="gr5" draw:layer="layout" svg:x1="9.953cm" svg:y1="3.005cm" svg:x2="9.921cm" svg:y2="3.731cm" draw:start-shape="id2" draw:start-glue-point="2" draw:end-shape="id7" draw:end-glue-point="0" svg:d="M9953 3005v364h-32v362" svg:viewBox="0 0 33 727">
          <text:p/>
        </draw:connector>
        <draw:connector draw:style-name="gr5" draw:layer="layout" svg:x1="9.975cm" svg:y1="13.389cm" svg:x2="9.953cm" svg:y2="14.131cm" draw:start-shape="id6" draw:start-glue-point="2" draw:end-shape="id8" draw:end-glue-point="0" svg:d="M9975 13389v372h-22v370" svg:viewBox="0 0 23 743">
          <text:p/>
        </draw:connector>
        <draw:connector draw:style-name="gr5" draw:layer="layout" svg:x1="9.953cm" svg:y1="15.147cm" svg:x2="9.939cm" svg:y2="15.898cm" draw:start-shape="id8" draw:start-glue-point="2" draw:end-shape="id9" draw:end-glue-point="0" svg:d="M9953 15147v376h-14v375" svg:viewBox="0 0 15 752">
          <text:p/>
        </draw:connector>
        <draw:connector draw:style-name="gr5" draw:layer="layout" svg:x1="9.939cm" svg:y1="16.914cm" svg:x2="9.953cm" svg:y2="17.643cm" draw:start-shape="id9" draw:start-glue-point="2" draw:end-shape="id10" draw:end-glue-point="0" svg:d="M9939 16914v365h14v364" svg:viewBox="0 0 15 730">
          <text:p/>
        </draw:connector>
        <draw:frame draw:style-name="gr6" draw:text-style-name="P4" draw:layer="layout" svg:width="21.49cm" svg:height="1.901cm" draw:transform="rotate (1.5707963267949) translate (1.893cm 28.138cm)">
          <draw:text-box>
            <text:p text:style-name="P3"><text:span text:style-name="T1">Iterative Group Processing</text:span></text:p>
          </draw:text-box>
        </draw:frame>
        <draw:custom-shape draw:style-name="gr2" draw:text-style-name="P1" xml:id="id11" draw:id="id11" draw:layer="layout" svg:width="8.255cm" svg:height="1.016cm" svg:x="5.826cm" svg:y="19.31cm">
          <text:p text:style-name="P1">Smooth cube (spectral &amp; spati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948cm" svg:height="0.963cm" svg:x="14.181cm" svg:y="21.336cm">
          <draw:text-box>
            <text:p text:style-name="P1"><text:s text:c="2"/>g...blmask</text:p>
          </draw:text-box>
        </draw:frame>
        <draw:connector draw:style-name="gr5" draw:layer="layout" draw:type="lines" svg:x1="9.953cm" svg:y1="18.659cm" svg:x2="9.953cm" svg:y2="19.31cm" draw:start-shape="id10" draw:start-glue-point="2" draw:end-shape="id11" draw:end-glue-point="0" svg:d="M9953 18659v502-352 501" svg:viewBox="0 0 1 652">
          <text:p/>
        </draw:connector>
        <draw:connector draw:style-name="gr4" draw:layer="layout" draw:line-skew="-0.373cm" svg:x1="4.561cm" svg:y1="1.126cm" svg:x2="5.826cm" svg:y2="18.151cm" draw:end-shape="id10" draw:end-glue-point="3" svg:d="M4561 1126h9v17025h1256" svg:viewBox="0 0 1266 17026">
          <text:p/>
        </draw:connector>
        <draw:frame draw:style-name="gr1" draw:text-style-name="P1" draw:layer="layout" svg:width="3.175cm" svg:height="0.963cm" svg:x="14.081cm" svg:y="2.088cm">
          <draw:text-box>
            <text:p text:style-name="P1">a...tsmask</text:p>
          </draw:text-box>
        </draw:frame>
        <draw:custom-shape draw:style-name="gr2" draw:text-style-name="P1" xml:id="id13" draw:id="id13" draw:layer="layout" svg:width="8.255cm" svg:height="1.016cm" svg:x="5.826cm" svg:y="21.134cm">
          <text:p text:style-name="P1">Create baseline region mas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8.255cm" svg:height="1.016cm" svg:x="5.799cm" svg:y="24.677cm">
          <text:p text:style-name="P1">Fit baselines to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8.255cm" svg:height="1.016cm" svg:x="5.826cm" svg:y="26.428cm">
          <text:p text:style-name="P1">Subtract base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8.255cm" svg:height="1.016cm" svg:x="5.826cm" svg:y="22.912cm">
          <text:p text:style-name="P1">Add mask to unsmoothed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8.255cm" svg:height="1.016cm" svg:x="5.853cm" svg:y="10.617cm">
          <text:p text:style-name="P1">Evaluate and apply flat 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05cm" svg:height="0.963cm" svg:x="14.208cm" svg:y="10.798cm">
          <draw:text-box>
            <text:p text:style-name="P1">a...ff</text:p>
          </draw:text-box>
        </draw:frame>
        <draw:connector draw:style-name="gr5" draw:layer="layout" draw:type="lines" svg:x1="9.953cm" svg:y1="9.888cm" svg:x2="9.98cm" svg:y2="10.617cm" draw:start-shape="id5" draw:start-glue-point="2" draw:end-shape="id12" draw:end-glue-point="0" svg:d="M9953 9888v502l27-274v501" svg:viewBox="0 0 28 730">
          <text:p/>
        </draw:connector>
        <draw:connector draw:style-name="gr5" draw:layer="layout" draw:type="lines" draw:line-skew="0.184cm" svg:x1="9.953cm" svg:y1="20.326cm" svg:x2="9.953cm" svg:y2="21.134cm" draw:start-shape="id11" draw:start-glue-point="2" draw:end-shape="id13" draw:end-glue-point="0" svg:d="M9953 20326v686-379 501" svg:viewBox="0 0 1 809">
          <text:p/>
        </draw:connector>
        <draw:connector draw:style-name="gr5" draw:layer="layout" draw:type="lines" svg:x1="9.953cm" svg:y1="22.15cm" svg:x2="9.953cm" svg:y2="22.912cm" draw:start-shape="id13" draw:start-glue-point="2" draw:end-shape="id14" draw:end-glue-point="0" svg:d="M9953 22150v502-241 501" svg:viewBox="0 0 1 763">
          <text:p/>
        </draw:connector>
        <draw:frame draw:style-name="gr1" draw:text-style-name="P1" draw:layer="layout" svg:width="2.186cm" svg:height="0.963cm" svg:x="14.054cm" svg:y="24.821cm">
          <draw:text-box>
            <text:p text:style-name="P1"><text:s text:c="2"/>g...bl</text:p>
          </draw:text-box>
        </draw:frame>
        <draw:frame draw:style-name="gr1" draw:text-style-name="P1" draw:layer="layout" svg:width="3.302cm" svg:height="0.963cm" svg:x="14.081cm" svg:y="26.6cm">
          <draw:text-box>
            <text:p text:style-name="P1"><text:s text:c="2"/>g...reduced</text:p>
          </draw:text-box>
        </draw:frame>
        <draw:connector draw:style-name="gr5" draw:layer="layout" draw:type="lines" svg:x1="9.953cm" svg:y1="23.928cm" svg:x2="9.926cm" svg:y2="24.677cm" draw:start-shape="id14" draw:start-glue-point="2" draw:end-shape="id15" draw:end-glue-point="0" svg:d="M9953 23928v502l-27-254v501" svg:viewBox="0 0 28 750">
          <text:p/>
        </draw:connector>
        <draw:connector draw:style-name="gr5" draw:layer="layout" draw:type="lines" svg:x1="9.926cm" svg:y1="25.693cm" svg:x2="9.953cm" svg:y2="26.428cm" draw:start-shape="id15" draw:start-glue-point="2" draw:end-shape="id16" draw:end-glue-point="0" svg:d="M9926 25693v502l27-268v501" svg:viewBox="0 0 28 736">
          <text:p/>
        </draw:connector>
        <draw:connector draw:style-name="gr5" draw:layer="layout" draw:type="lines" svg:x1="9.953cm" svg:y1="27.444cm" svg:x2="9.929cm" svg:y2="28.372cm" draw:start-shape="id16" draw:start-glue-point="2" svg:d="M9953 27444v502l-24 426" svg:viewBox="0 0 25 929">
          <text:p/>
        </draw:connector>
        <draw:connector draw:style-name="gr5" draw:layer="layout" draw:type="lines" svg:x1="9.921cm" svg:y1="4.747cm" svg:x2="9.953cm" svg:y2="5.473cm" draw:start-shape="id7" draw:start-glue-point="2" draw:end-shape="id3" draw:end-glue-point="0" svg:d="M9921 4747v502l32-277v501" svg:viewBox="0 0 33 727">
          <text:p/>
        </draw:connector>
        <draw:custom-shape draw:style-name="gr2" draw:text-style-name="P1" xml:id="id19" draw:id="id19" draw:layer="layout" svg:width="6.223cm" svg:height="1.429cm" svg:x="6.941cm" svg:y="37.318cm">
          <text:p text:style-name="P1">Processing complete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" draw:id="id1" draw:layer="layout" svg:width="5.842cm" svg:height="2.413cm" svg:x="7.095cm" svg:y="33.835cm">
          <text:p text:style-name="P1">Another iteration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7" draw:layer="layout" svg:width="1.27cm" svg:height="0.762cm" svg:x="12.987cm" svg:y="34.292cm">
          <draw:text-box>
            <text:p>Yes</text:p>
          </draw:text-box>
        </draw:frame>
        <draw:frame draw:style-name="gr8" draw:layer="layout" svg:width="1.905cm" svg:height="1.266cm" svg:x="10.136cm" svg:y="36.143cm">
          <draw:text-box>
            <text:p>No</text:p>
          </draw:text-box>
        </draw:frame>
        <draw:custom-shape draw:style-name="gr2" draw:text-style-name="P1" xml:id="id17" draw:id="id17" draw:layer="layout" svg:width="8.255cm" svg:height="1.016cm" svg:x="5.852cm" svg:y="30.033cm">
          <text:p text:style-name="P1">Make group noise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8" draw:id="id18" draw:layer="layout" svg:width="8.255cm" svg:height="1.016cm" svg:x="5.852cm" svg:y="31.857cm">
          <text:p text:style-name="P1">Quality Assuranc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92cm" svg:height="0.963cm" svg:x="14.107cm" svg:y="32.057cm">
          <draw:text-box>
            <text:p text:style-name="P1"><text:s/>g...rms/rmslo/hi</text:p>
          </draw:text-box>
        </draw:frame>
        <draw:frame draw:style-name="gr1" draw:text-style-name="P1" draw:layer="layout" svg:width="2.794cm" svg:height="0.963cm" svg:x="14.107cm" svg:y="30.179cm">
          <draw:text-box>
            <text:p text:style-name="P1"><text:s/>g...noise</text:p>
          </draw:text-box>
        </draw:frame>
        <draw:frame draw:style-name="gr1" draw:text-style-name="P1" draw:layer="layout" svg:width="3.429cm" svg:height="0.963cm" svg:x="14.107cm" svg:y="28.354cm">
          <draw:text-box>
            <text:p text:style-name="P1"><text:s text:c="2"/>g...integ/iwc</text:p>
          </draw:text-box>
        </draw:frame>
        <draw:connector draw:style-name="gr5" draw:layer="layout" draw:type="lines" svg:x1="9.982cm" svg:y1="29.271cm" svg:x2="9.979cm" svg:y2="30.033cm" draw:end-shape="id17" draw:end-glue-point="0" svg:d="M9982 29271l-3 261v501" svg:viewBox="0 0 4 763">
          <text:p/>
        </draw:connector>
        <draw:connector draw:style-name="gr5" draw:layer="layout" draw:type="lines" svg:x1="9.979cm" svg:y1="31.049cm" svg:x2="9.979cm" svg:y2="31.857cm" draw:start-shape="id17" draw:start-glue-point="2" draw:end-shape="id18" draw:end-glue-point="0" svg:d="M9979 31049v502-195 501" svg:viewBox="0 0 1 809">
          <text:p/>
        </draw:connector>
        <draw:connector draw:style-name="gr5" draw:layer="layout" draw:type="lines" svg:x1="9.979cm" svg:y1="32.873cm" svg:x2="10.016cm" svg:y2="33.835cm" draw:start-shape="id18" draw:start-glue-point="2" draw:end-shape="id1" draw:end-glue-point="4" svg:d="M9979 32873v502l37-42v502" svg:viewBox="0 0 38 963">
          <text:p/>
        </draw:connector>
        <draw:connector draw:style-name="gr5" draw:layer="layout" draw:type="lines" svg:x1="10.016cm" svg:y1="36.248cm" svg:x2="10.053cm" svg:y2="37.318cm" draw:start-shape="id1" draw:start-glue-point="6" draw:end-shape="id19" draw:end-glue-point="4" svg:d="M10016 36248v501l37 67v502" svg:viewBox="0 0 38 1071">
          <text:p/>
        </draw:connector>
        <draw:custom-shape draw:style-name="gr2" draw:text-style-name="P1" draw:layer="layout" svg:width="8.255cm" svg:height="1.016cm" svg:x="5.826cm" svg:y="28.205cm">
          <text:p text:style-name="P1">Make group moments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02cm" svg:stroke-color="#000000" draw:marker-start="Rounded_20_short_20_Arrow" draw:marker-start-width="0.635cm" draw:marker-start-center="true" draw:marker-end-width="0.229cm" draw:fill-gradient-name="Gradient_20_7" draw:fill-hatch-name="Hatching_20_1" draw:fill-image-name="Bitmape_20_1" draw:shadow-offset-x="0.203cm" draw:shadow-offset-y="0.20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6cm" fo:page-height="41.25cm" style:print-orientation="portrait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RAC-DR_5f_workflow" style:display-name="ORAC-DR_work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colm Currie</meta:initial-creator>
    <meta:creation-date>2016-04-07T18:38:23.190078405</meta:creation-date>
    <dc:date>2016-04-12T00:37:03.518015753</dc:date>
    <dc:creator>Malcolm Currie</dc:creator>
    <meta:editing-duration>P4DT2H38M20S</meta:editing-duration>
    <meta:editing-cycles>13</meta:editing-cycles>
    <meta:generator>LibreOffice/4.2.8.2$Linux_X86_64 LibreOffice_project/420$Build-2</meta:generator>
    <meta:document-statistic meta:object-count="60"/>
  </office:meta>
</office:document-meta>
</file>